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2.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Free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string" calcext:value-type="string">
            <text:p>Responsabilidad (-)</text:p>
          </table:table-cell>
          <table:table-cell table:style-name="ce1" office:value-type="string" calcext:value-type="string">
            <text:p>Disciplina (-)</text:p>
          </table:table-cell>
          <table:table-cell table:style-name="ce1" office:value-type="string" calcext:value-type="string">
            <text:p>Interés (+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istofer Chandí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elia Durá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nata Escalon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guel Escobar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briela Figuero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alina Gatic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niela Llano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tiago Llanos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bastián Molin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ía Molina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alo Molin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viera Mora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vid Quiroz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istian Rojas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cente Toro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gnacia Varga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ego Venegas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 table:number-rows-repeated="13">
          <table:table-cell table:style-name="Default" table:number-columns-repeated="5"/>
        </table:table-row>
        <table:table-row table:style-name="ro1" table:number-rows-repeated="6">
          <table:table-cell table:style-name="Default"/>
          <table:table-cell table:style-name="ce3"/>
          <table:table-cell table:style-name="Default" table:number-columns-repeated="3"/>
        </table:table-row>
        <table:table-row table:style-name="ro1">
          <table:table-cell table:style-name="Default"/>
          <table:table-cell table:style-name="ce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-00-0000</text:date>, <text:time style:data-style-name="N2" text:time-value="21:15:55.320820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3:51:30.214105363</meta:creation-date>
    <dc:date>2016-04-14T21:16:26.929304373</dc:date>
    <meta:editing-duration>PT16M45S</meta:editing-duration>
    <meta:editing-cycles>6</meta:editing-cycles>
    <meta:generator>LibreOffice/5.0.3.2$Linux_X86_64 LibreOffice_project/00m0$Build-2</meta:generator>
    <meta:print-date>2016-04-12T00:00:34.365362769</meta:print-date>
    <meta:document-statistic meta:table-count="1" meta:cell-count="42" meta:object-count="0"/>
  </office:meta>
</office:document-meta>
</file>